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8858051EB0FD4E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ans-Regular" svg:font-family="OpenSans-Regular" style:font-family-generic="roman" style:font-pitch="variable"/>
  </office:font-face-decls>
  <office:automatic-styles>
    <style:style style:name="T1" style:family="text">
      <style:text-properties fo:color="#161b2d" loext:opacity="100%" style:text-outline="false" style:font-name="OpenSans-Regular" fo:font-size="24pt" fo:letter-spacing="normal" style:letter-kerning="false" style:font-size-asian="2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1665in" svg:height="4.1665in" draw:z-index="0"><draw:image xlink:href="Pictures/terra.png" xlink:type="simple" xlink:show="embed" xlink:actuate="onLoad" draw:mime-type="image/png"/></draw:frame><text:span text:style-name="T1"/></text:p>
      <text:p text:style-name="P2">kfuIsZKeia4+/hddLDKxZQ==</text:p>
      <text:p text:style-name="P3">AES-12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ans-Regular" svg:font-family="OpenSans-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01:00:20.050773443</meta:creation-date>
    <dc:date>2022-04-11T01:04:40.368156776</dc:date>
    <meta:editing-duration>PT4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1.1$Linux_AARCH64 LibreOffice_project/30$Build-1</meta:generator>
  </office:meta>
</office:document-meta>
</file>